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ULMA MAYTA MAMANI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DREGA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ERMIN MAYTA LUQU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3602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ULMA YANETH MAYTA MAMANI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362145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3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2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02:25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